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d7c9b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95473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8df928" style:font-size-asian="11pt" style:font-size-complex="11pt"/>
    </style:style>
    <style:style style:name="P1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3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2" style:family="paragraph" style:parent-style-name="Footnote">
      <style:text-properties fo:language="en" fo:country="US" officeooo:rsid="00198fdb" officeooo:paragraph-rsid="0240b567"/>
    </style:style>
    <style:style style:name="P33" style:family="paragraph" style:parent-style-name="Standard" style:master-page-name="Standard">
      <style:paragraph-properties style:page-number="auto"/>
      <style:text-properties style:font-name="EB Garamond 12"/>
    </style:style>
    <style:style style:name="P34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fo:font-style="italic" officeooo:rsid="03663b4a" style:font-style-asian="italic" style:font-style-complex="italic"/>
    </style:style>
    <style:style style:name="T7" style:family="text">
      <style:text-properties fo:font-style="italic" officeooo:rsid="036f9455" style:font-style-asian="italic" style:font-style-complex="italic"/>
    </style:style>
    <style:style style:name="T8" style:family="text">
      <style:text-properties officeooo:rsid="000120e5"/>
    </style:style>
    <style:style style:name="T9" style:family="text">
      <style:text-properties officeooo:rsid="00019284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56c95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1c668f6" style:font-style-asian="normal" style:font-style-complex="normal"/>
    </style:style>
    <style:style style:name="T15" style:family="text">
      <style:text-properties fo:font-style="normal" officeooo:rsid="02e53d86" style:font-style-asian="normal" style:font-style-complex="normal"/>
    </style:style>
    <style:style style:name="T16" style:family="text">
      <style:text-properties fo:font-style="normal" officeooo:rsid="032f4d78" style:font-style-asian="normal" style:font-style-complex="normal"/>
    </style:style>
    <style:style style:name="T17" style:family="text">
      <style:text-properties fo:font-style="normal" officeooo:rsid="033d7c9b" style:font-style-asian="normal" style:font-style-complex="normal"/>
    </style:style>
    <style:style style:name="T18" style:family="text">
      <style:text-properties fo:font-style="normal" officeooo:rsid="033e9fb4" style:font-style-asian="normal" style:font-style-complex="normal"/>
    </style:style>
    <style:style style:name="T19" style:family="text">
      <style:text-properties fo:font-style="normal" officeooo:rsid="034176b8" style:font-style-asian="normal" style:font-style-complex="normal"/>
    </style:style>
    <style:style style:name="T20" style:family="text">
      <style:text-properties fo:font-style="normal" officeooo:rsid="0342108c" style:font-style-asian="normal" style:font-style-complex="normal"/>
    </style:style>
    <style:style style:name="T21" style:family="text">
      <style:text-properties fo:font-style="normal" officeooo:rsid="03430102" style:font-style-asian="normal" style:font-style-complex="normal"/>
    </style:style>
    <style:style style:name="T22" style:family="text">
      <style:text-properties fo:font-style="normal" officeooo:rsid="03432058" style:font-style-asian="normal" style:font-style-complex="normal"/>
    </style:style>
    <style:style style:name="T23" style:family="text">
      <style:text-properties fo:font-style="normal" officeooo:rsid="0344939e" style:font-style-asian="normal" style:font-style-complex="normal"/>
    </style:style>
    <style:style style:name="T24" style:family="text">
      <style:text-properties fo:font-style="normal" officeooo:rsid="0344d082" style:font-style-asian="normal" style:font-style-complex="normal"/>
    </style:style>
    <style:style style:name="T25" style:family="text">
      <style:text-properties fo:font-style="normal" officeooo:rsid="0346b383" style:font-style-asian="normal" style:font-style-complex="normal"/>
    </style:style>
    <style:style style:name="T26" style:family="text">
      <style:text-properties fo:font-style="normal" officeooo:rsid="034f9051" style:font-style-asian="normal" style:font-style-complex="normal"/>
    </style:style>
    <style:style style:name="T27" style:family="text">
      <style:text-properties fo:font-style="normal" officeooo:rsid="0354e054" style:font-style-asian="normal" style:font-style-complex="normal"/>
    </style:style>
    <style:style style:name="T28" style:family="text">
      <style:text-properties fo:font-style="normal" officeooo:rsid="03569e8a" style:font-style-asian="normal" style:font-style-complex="normal"/>
    </style:style>
    <style:style style:name="T29" style:family="text">
      <style:text-properties fo:font-style="normal" officeooo:rsid="03595473" style:font-style-asian="normal" style:font-style-complex="normal"/>
    </style:style>
    <style:style style:name="T30" style:family="text">
      <style:text-properties fo:font-style="normal" officeooo:rsid="035a7dc6" style:font-style-asian="normal" style:font-style-complex="normal"/>
    </style:style>
    <style:style style:name="T31" style:family="text">
      <style:text-properties fo:font-style="normal" officeooo:rsid="035afbff" style:font-style-asian="normal" style:font-style-complex="normal"/>
    </style:style>
    <style:style style:name="T32" style:family="text">
      <style:text-properties fo:font-style="normal" officeooo:rsid="035c1698" style:font-style-asian="normal" style:font-style-complex="normal"/>
    </style:style>
    <style:style style:name="T33" style:family="text">
      <style:text-properties fo:font-style="normal" officeooo:rsid="035d3336" style:font-style-asian="normal" style:font-style-complex="normal"/>
    </style:style>
    <style:style style:name="T34" style:family="text">
      <style:text-properties fo:font-style="normal" officeooo:rsid="035f2232" style:font-style-asian="normal" style:font-style-complex="normal"/>
    </style:style>
    <style:style style:name="T35" style:family="text">
      <style:text-properties fo:font-style="normal" officeooo:rsid="035fbf1c" style:font-style-asian="normal" style:font-style-complex="normal"/>
    </style:style>
    <style:style style:name="T36" style:family="text">
      <style:text-properties fo:font-style="normal" officeooo:rsid="035fc93f" style:font-style-asian="normal" style:font-style-complex="normal"/>
    </style:style>
    <style:style style:name="T37" style:family="text">
      <style:text-properties fo:font-style="normal" officeooo:rsid="03601f67" style:font-style-asian="normal" style:font-style-complex="normal"/>
    </style:style>
    <style:style style:name="T38" style:family="text">
      <style:text-properties fo:font-style="normal" officeooo:rsid="03612b84" style:font-style-asian="normal" style:font-style-complex="normal"/>
    </style:style>
    <style:style style:name="T39" style:family="text">
      <style:text-properties fo:font-style="normal" officeooo:rsid="03626a56" style:font-style-asian="normal" style:font-style-complex="normal"/>
    </style:style>
    <style:style style:name="T40" style:family="text">
      <style:text-properties fo:font-style="normal" officeooo:rsid="03636262" style:font-style-asian="normal" style:font-style-complex="normal"/>
    </style:style>
    <style:style style:name="T41" style:family="text">
      <style:text-properties fo:font-style="normal" officeooo:rsid="036508da" style:font-style-asian="normal" style:font-style-complex="normal"/>
    </style:style>
    <style:style style:name="T42" style:family="text">
      <style:text-properties fo:font-style="normal" officeooo:rsid="03663971" style:font-style-asian="normal" style:font-style-complex="normal"/>
    </style:style>
    <style:style style:name="T43" style:family="text">
      <style:text-properties fo:font-style="normal" officeooo:rsid="03663b4a" style:font-style-asian="normal" style:font-style-complex="normal"/>
    </style:style>
    <style:style style:name="T44" style:family="text">
      <style:text-properties fo:font-style="normal" officeooo:rsid="03682af8" style:font-style-asian="normal" style:font-style-complex="normal"/>
    </style:style>
    <style:style style:name="T45" style:family="text">
      <style:text-properties fo:font-style="normal" officeooo:rsid="036a038f" style:font-style-asian="normal" style:font-style-complex="normal"/>
    </style:style>
    <style:style style:name="T46" style:family="text">
      <style:text-properties fo:font-style="normal" officeooo:rsid="036ac9a7" style:font-style-asian="normal" style:font-style-complex="normal"/>
    </style:style>
    <style:style style:name="T47" style:family="text">
      <style:text-properties fo:font-style="normal" officeooo:rsid="036c25f7" style:font-style-asian="normal" style:font-style-complex="normal"/>
    </style:style>
    <style:style style:name="T48" style:family="text">
      <style:text-properties fo:font-style="normal" officeooo:rsid="036dab79" style:font-style-asian="normal" style:font-style-complex="normal"/>
    </style:style>
    <style:style style:name="T49" style:family="text">
      <style:text-properties fo:font-style="normal" officeooo:rsid="036f9455" style:font-style-asian="normal" style:font-style-complex="normal"/>
    </style:style>
    <style:style style:name="T50" style:family="text">
      <style:text-properties fo:font-style="normal" officeooo:rsid="036ff947" style:font-style-asian="normal" style:font-style-complex="normal"/>
    </style:style>
    <style:style style:name="T51" style:family="text">
      <style:text-properties fo:font-style="normal" officeooo:rsid="0371def2" style:font-style-asian="normal" style:font-style-complex="normal"/>
    </style:style>
    <style:style style:name="T52" style:family="text">
      <style:text-properties fo:font-style="normal" officeooo:rsid="0372c408" style:font-style-asian="normal" style:font-style-complex="normal"/>
    </style:style>
    <style:style style:name="T53" style:family="text">
      <style:text-properties fo:font-style="normal" officeooo:rsid="0373bb20" style:font-style-asian="normal" style:font-style-complex="normal"/>
    </style:style>
    <style:style style:name="T54" style:family="text">
      <style:text-properties fo:font-style="normal" officeooo:rsid="03753769" style:font-style-asian="normal" style:font-style-complex="normal"/>
    </style:style>
    <style:style style:name="T55" style:family="text">
      <style:text-properties fo:font-style="normal" officeooo:rsid="03768d01" style:font-style-asian="normal" style:font-style-complex="normal"/>
    </style:style>
    <style:style style:name="T56" style:family="text">
      <style:text-properties fo:font-style="normal" officeooo:rsid="0377aa1d" style:font-style-asian="normal" style:font-style-complex="normal"/>
    </style:style>
    <style:style style:name="T57" style:family="text">
      <style:text-properties fo:font-style="normal" officeooo:rsid="037849bb" style:font-style-asian="normal" style:font-style-complex="normal"/>
    </style:style>
    <style:style style:name="T58" style:family="text">
      <style:text-properties fo:font-style="normal" officeooo:rsid="03793189" style:font-style-asian="normal" style:font-style-complex="normal"/>
    </style:style>
    <style:style style:name="T59" style:family="text">
      <style:text-properties fo:font-style="normal" officeooo:rsid="037a6f96" style:font-style-asian="normal" style:font-style-complex="normal"/>
    </style:style>
    <style:style style:name="T60" style:family="text">
      <style:text-properties fo:font-style="normal" officeooo:rsid="037be7db" style:font-style-asian="normal" style:font-style-complex="normal"/>
    </style:style>
    <style:style style:name="T61" style:family="text">
      <style:text-properties fo:font-style="normal" officeooo:rsid="037d5875" style:font-style-asian="normal" style:font-style-complex="normal"/>
    </style:style>
    <style:style style:name="T62" style:family="text">
      <style:text-properties fo:font-style="normal" officeooo:rsid="037efe57" style:font-style-asian="normal" style:font-style-complex="normal"/>
    </style:style>
    <style:style style:name="T63" style:family="text">
      <style:text-properties fo:font-style="normal" officeooo:rsid="03805d85" style:font-style-asian="normal" style:font-style-complex="normal"/>
    </style:style>
    <style:style style:name="T64" style:family="text">
      <style:text-properties fo:font-style="normal" officeooo:rsid="0381a5bd" style:font-style-asian="normal" style:font-style-complex="normal"/>
    </style:style>
    <style:style style:name="T65" style:family="text">
      <style:text-properties fo:font-style="normal" officeooo:rsid="0382ee0d" style:font-style-asian="normal" style:font-style-complex="normal"/>
    </style:style>
    <style:style style:name="T66" style:family="text">
      <style:text-properties fo:font-style="normal" officeooo:rsid="03838feb" style:font-style-asian="normal" style:font-style-complex="normal"/>
    </style:style>
    <style:style style:name="T67" style:family="text">
      <style:text-properties fo:font-style="normal" officeooo:rsid="0384b14c" style:font-style-asian="normal" style:font-style-complex="normal"/>
    </style:style>
    <style:style style:name="T68" style:family="text">
      <style:text-properties fo:font-style="normal" officeooo:rsid="0385d113" style:font-style-asian="normal" style:font-style-complex="normal"/>
    </style:style>
    <style:style style:name="T69" style:family="text">
      <style:text-properties fo:font-style="normal" officeooo:rsid="0386c064" style:font-style-asian="normal" style:font-style-complex="normal"/>
    </style:style>
    <style:style style:name="T70" style:family="text">
      <style:text-properties fo:font-style="normal" officeooo:rsid="0386e9fb" style:font-style-asian="normal" style:font-style-complex="normal"/>
    </style:style>
    <style:style style:name="T71" style:family="text">
      <style:text-properties fo:font-style="normal" officeooo:rsid="038822d3" style:font-style-asian="normal" style:font-style-complex="normal"/>
    </style:style>
    <style:style style:name="T72" style:family="text">
      <style:text-properties fo:font-style="normal" officeooo:rsid="038a14c1" style:font-style-asian="normal" style:font-style-complex="normal"/>
    </style:style>
    <style:style style:name="T73" style:family="text">
      <style:text-properties fo:font-style="normal" officeooo:rsid="038c0579" style:font-style-asian="normal" style:font-style-complex="normal"/>
    </style:style>
    <style:style style:name="T74" style:family="text">
      <style:text-properties fo:font-style="normal" officeooo:rsid="038cd1fd" style:font-style-asian="normal" style:font-style-complex="normal"/>
    </style:style>
    <style:style style:name="T75" style:family="text">
      <style:text-properties fo:font-style="normal" officeooo:rsid="038d3358" style:font-style-asian="normal" style:font-style-complex="normal"/>
    </style:style>
    <style:style style:name="T76" style:family="text">
      <style:text-properties fo:font-style="normal" officeooo:rsid="038df928" style:font-style-asian="normal" style:font-style-complex="normal"/>
    </style:style>
    <style:style style:name="T77" style:family="text">
      <style:text-properties fo:font-style="normal" officeooo:rsid="038fce4d" style:font-style-asian="normal" style:font-style-complex="normal"/>
    </style:style>
    <style:style style:name="T78" style:family="text">
      <style:text-properties fo:font-style="normal" officeooo:rsid="03910150" style:font-style-asian="normal" style:font-style-complex="normal"/>
    </style:style>
    <style:style style:name="T79" style:family="text">
      <style:text-properties fo:font-style="normal" officeooo:rsid="0391f77e" style:font-style-asian="normal" style:font-style-complex="normal"/>
    </style:style>
    <style:style style:name="T80" style:family="text">
      <style:text-properties fo:font-style="normal" officeooo:rsid="039205be" style:font-style-asian="normal" style:font-style-complex="normal"/>
    </style:style>
    <style:style style:name="T81" style:family="text">
      <style:text-properties fo:font-style="normal" officeooo:rsid="0393b487" style:font-style-asian="normal" style:font-style-complex="normal"/>
    </style:style>
    <style:style style:name="T82" style:family="text">
      <style:text-properties fo:font-style="normal" officeooo:rsid="039405a0" style:font-style-asian="normal" style:font-style-complex="normal"/>
    </style:style>
    <style:style style:name="T83" style:family="text">
      <style:text-properties fo:font-style="normal" officeooo:rsid="03953eef" style:font-style-asian="normal" style:font-style-complex="normal"/>
    </style:style>
    <style:style style:name="T84" style:family="text">
      <style:text-properties fo:font-style="normal" officeooo:rsid="0395ef8c" style:font-style-asian="normal" style:font-style-complex="normal"/>
    </style:style>
    <style:style style:name="T85" style:family="text">
      <style:text-properties fo:font-style="normal" officeooo:rsid="03967704" style:font-style-asian="normal" style:font-style-complex="normal"/>
    </style:style>
    <style:style style:name="T86" style:family="text">
      <style:text-properties fo:font-style="normal" officeooo:rsid="03969eae" style:font-style-asian="normal" style:font-style-complex="normal"/>
    </style:style>
    <style:style style:name="T87" style:family="text">
      <style:text-properties fo:font-style="normal" officeooo:rsid="03976281" style:font-style-asian="normal" style:font-style-complex="normal"/>
    </style:style>
    <style:style style:name="T88" style:family="text">
      <style:text-properties fo:font-style="normal" officeooo:rsid="0398e79d" style:font-style-asian="normal" style:font-style-complex="normal"/>
    </style:style>
    <style:style style:name="T89" style:family="text">
      <style:text-properties officeooo:rsid="000a14f6"/>
    </style:style>
    <style:style style:name="T90" style:family="text">
      <style:text-properties officeooo:rsid="005714b7"/>
    </style:style>
    <style:style style:name="T91" style:family="text">
      <style:text-properties officeooo:rsid="00880dbe"/>
    </style:style>
    <style:style style:name="T92" style:family="text">
      <style:text-properties officeooo:rsid="007c6d62"/>
    </style:style>
    <style:style style:name="T93" style:family="text">
      <style:text-properties officeooo:rsid="00836784"/>
    </style:style>
    <style:style style:name="T94" style:family="text">
      <style:text-properties officeooo:rsid="01e21ff5"/>
    </style:style>
    <style:style style:name="T95" style:family="text">
      <style:text-properties officeooo:rsid="0233449b"/>
    </style:style>
    <style:style style:name="T96" style:family="text">
      <style:text-properties officeooo:rsid="02317916"/>
    </style:style>
    <style:style style:name="T97" style:family="text">
      <style:text-properties officeooo:rsid="023d18e5"/>
    </style:style>
    <style:style style:name="T98" style:family="text">
      <style:text-properties officeooo:rsid="02867bcd"/>
    </style:style>
    <style:style style:name="T99" style:family="text">
      <style:text-properties officeooo:rsid="0063a409"/>
    </style:style>
    <style:style style:name="T100" style:family="text">
      <style:text-properties style:font-name="EB Garamond 12 All SC" fo:font-style="normal" officeooo:rsid="032f4d78" style:font-style-asian="normal" style:font-style-complex="normal"/>
    </style:style>
    <style:style style:name="T101" style:family="text">
      <style:text-properties style:font-name="EB Garamond 12 All SC" fo:font-style="normal" officeooo:rsid="033d7c9b" style:font-style-asian="normal" style:font-style-complex="normal"/>
    </style:style>
    <style:style style:name="T102" style:family="text">
      <style:text-properties style:font-name="EB Garamond 12 All SC" fo:font-style="normal" officeooo:rsid="033e9fb4" style:font-style-asian="normal" style:font-style-complex="normal"/>
    </style:style>
    <style:style style:name="T103" style:family="text">
      <style:text-properties officeooo:rsid="0340943a"/>
    </style:style>
    <style:style style:name="T104" style:family="text">
      <style:text-properties officeooo:rsid="0342108c"/>
    </style:style>
    <style:style style:name="T105" style:family="text">
      <style:text-properties officeooo:rsid="03430102"/>
    </style:style>
    <style:style style:name="T106" style:family="text">
      <style:text-properties officeooo:rsid="03432058"/>
    </style:style>
    <style:style style:name="T107" style:family="text">
      <style:text-properties officeooo:rsid="0344d082"/>
    </style:style>
    <style:style style:name="T108" style:family="text">
      <style:text-properties officeooo:rsid="034a2232"/>
    </style:style>
    <style:style style:name="T109" style:family="text">
      <style:text-properties officeooo:rsid="034f9051"/>
    </style:style>
    <style:style style:name="T110" style:family="text">
      <style:text-properties officeooo:rsid="0350d3c0"/>
    </style:style>
    <style:style style:name="T111" style:family="text">
      <style:text-properties officeooo:rsid="03529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6"><text:s text:c="4"/>Wolfgang Skala, 201<text:span text:style-name="T98">8</text:span></text:p>
      <text:p text:style-name="P26"/>
      <text:p text:style-name="P26"/>
      <text:p text:style-name="P22">© 201<text:span text:style-name="T98">8</text:span> by Wolfgang Skala. This edition is licensed under the<text:span text:style-name="T108"><text:line-break/></text:span>Creative Commons Attribution<text:span text:style-name="T91">-NonCommercial-ShareAlike</text:span> 4.0 International License.<text:span text:style-name="T108"><text:line-break/></text:span>To view a copy of this license, visit http://creativecommons.org/licenses/by<text:span text:style-name="T92">-nc-sa</text:span>/4.0/.</text:p>
      <text:p text:style-name="P21"/>
      <text:p text:style-name="P23">Music engraving by LilyPond 2.18.0 (http://www.lilypond.org).<text:span text:style-name="T90"><text:line-break/>Front matter</text:span> typeset with EB Garamond (http://www.georgduffner.at/ebgaramond).</text:p>
      <text:p text:style-name="P26"/>
      <text:p text:style-name="P20">First <text:span text:style-name="T94">version</text:span>, <text:span text:style-name="T103">March 2018</text:span></text:p>
      <text:p text:style-name="P35"/>
      <text:p text:style-name="P27">P R E F A C E <text:s text:c="2"/><text:span text:style-name="T1">&amp;</text:span> <text:s text:c="2"/>C R I T I C A L <text:s text:c="2"/>R E P O R T </text:p>
      <text:p text:style-name="P27"/>
      <text:p text:style-name="P1"/>
      <text:p text:style-name="P4">This edition <text:span text:style-name="T8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26">[</text:span><text:span text:style-name="T5">e</text:span><text:span text:style-name="T26">]</text:span><text:span text:style-name="T5"> Mariae Virginis</text:span><text:span text:style-name="T8"> </text:span>bases upon <text:span text:style-name="T99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9">id426603176</text:span> (siglum Mus.297<text:span text:style-name="T109">9</text:span>-D-<text:span text:style-name="T109">3</text:span>).</text:p>
      <text:p text:style-name="P5"/>
      <text:p text:style-name="P7">In general, this edition closely follows the autograph. Any changes <text:span text:style-name="T89">that were introduced </text:span>by the editor are indicated by italic type (dynamics and <text:span text:style-name="T9">directions</text:span>), parentheses<text:span text:style-name="T9"> (expressive marks)</text:span> or dashes (slurs and ties)<text:span text:style-name="T9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8">k y r i e</text:p>
      <text:p text:style-name="P8"/>
      <text:p text:style-name="P16"><text:span text:style-name="T1">Bar<text:tab/>Staff<text:tab/>Note</text:span><text:span text:style-name="T2"><text:line-break/></text:span><text:span text:style-name="T27">1ff</text:span><text:span text:style-name="T13"><text:tab/></text:span><text:span text:style-name="T15">–</text:span><text:span text:style-name="T11"><text:note text:id="ftn1" text:note-class="footnote"><text:note-citation>1</text:note-citation><text:note-body><text:p text:style-name="P32">Abbreviations: A, alto; B, bass;<text:span text:style-name="T97"> clno, clarino; Ms, manuscript; o</text:span>rg, basses and organ; <text:span text:style-name="T97">r, rest;</text:span> S,<text:span text:style-name="T110"> </text:span>soprano; T<text:span text:style-name="T93">, </text:span>tenor; <text:span text:style-name="T111">timp, timpanos; trb, trombone; vl</text:span>, violin.</text:p></text:note-body></text:note></text:span><text:span text:style-name="T13"><text:tab/></text:span><text:span text:style-name="T27">Bass figures missing throughout the Ms.</text:span><text:span text:style-name="T29"><text:line-break/></text:span><text:span text:style-name="T33">9<text:tab/>timp<text:tab/>3rd quarter in Ms: G<text:line-break/></text:span><text:span text:style-name="T31">11<text:tab/>clno 2<text:tab/>6th eighth in Ms: d″8<text:line-break/></text:span><text:span text:style-name="T30">12<text:tab/>clno 1<text:tab/>1st quarter in Ms: a′4<text:line-break/></text:span><text:span text:style-name="T32">15<text:tab/>clno 2<text:tab/>3rd quarter in Ms: c″4<text:line-break/></text:span><text:span text:style-name="T29">16<text:tab/>vl 1<text:tab/>10th/22nd sixteenth in Ms: d″16/e″16<text:line-break/>17<text:tab/>vl 1<text:tab/>10th/22nd sixteenth in Ms: f″16/g″16</text:span><text:span text:style-name="T28"><text:line-break/>20<text:tab/>T<text:tab/>last quarter in Ms: c′8–d′8</text:span><text:span text:style-name="T34"><text:line-break/><text:line-break/></text:span><text:span text:style-name="T35">48<text:tab/>org<text:tab/>4th eighth in Ms: f8<text:line-break/></text:span><text:span text:style-name="T34">51<text:tab/>vl 2<text:tab/></text:span><text:span text:style-name="T36">2nd half of bar</text:span><text:span text:style-name="T34"> in Ms: a8</text:span><text:span text:style-name="T36">–b8–c′8–a8</text:span><text:span text:style-name="T34"><text:line-break/><text:line-break/><text:line-break/> </text:span></text:p>
      <text:p text:style-name="P29">g l o r i a</text:p>
      <text:p text:style-name="P9"/>
      <text:p text:style-name="P17"><text:span text:style-name="T1">Bar<text:tab/>Staff<text:tab/>Note</text:span><text:span text:style-name="T2"><text:line-break/></text:span><text:span text:style-name="T49">2<text:tab/>vl 2<text:tab/>2nd half of bar in Ms: c″2–r4</text:span><text:span text:style-name="T53"><text:line-break/>7f<text:tab/>vl 2<text:tab/>last eighth to bar 8, 1st quarter: g′8–g′4</text:span><text:span text:style-name="T50"><text:line-break/>9<text:tab/>vl 2<text:tab/>2nd/3rd quarter in Ms: g′8–g′8–g′8–g′8</text:span><text:span text:style-name="T7"><text:line-break/></text:span><text:span text:style-name="T43">10<text:tab/>vl 1<text:tab/>2nd</text:span><text:span text:style-name="T44"> to 4th</text:span><text:span text:style-name="T43"> quarter in Ms: b′8–g″8–a′8–b′8</text:span><text:span text:style-name="T44">– </text:span><text:span text:style-name="T43">b′</text:span><text:span text:style-name="T44">4</text:span><text:span text:style-name="T56"><text:line-break/>13<text:tab/>clno 2<text:tab/>1st quarter in Ms: d″4</text:span><text:span text:style-name="T45"><text:line-break/>13<text:tab/>vl 1<text:tab/>3rd eighth in Ms: e′8</text:span><text:span text:style-name="T51"><text:line-break/>13<text:tab/>vl 2<text:tab/>1st half of bar in Ms: d″4–c″8–b′8–c″4</text:span><text:span text:style-name="T6"><text:line-break/></text:span><text:span text:style-name="T37">13<text:tab/>A<text:tab/>2nd eighth in Ms: g′</text:span><text:span text:style-name="T46"><text:line-break/></text:span><text:span text:style-name="T45">1</text:span><text:span text:style-name="T46">5</text:span><text:span text:style-name="T45"><text:tab/>vl 1<text:tab/>3rd eighth in Ms: e′8</text:span><text:span text:style-name="T38"><text:line-break/></text:span><text:span text:style-name="T42">15<text:tab/>T<text:tab/>2nd quarter in Ms: d′4<text:line-break/></text:span><text:span text:style-name="T38">18<text:tab/>T<text:tab/>3rd quarter in Ms: b8–d′8</text:span><text:span text:style-name="T41"><text:line-break/></text:span><text:span text:style-name="T55">19<text:tab/>clno 1<text:tab/>2nd quarter in Ms: g″4<text:line-break/></text:span><text:span text:style-name="T41">19<text:tab/>B<text:tab/>2nd quarter in Ms: g8–r8</text:span><text:span text:style-name="T47"><text:line-break/>21</text:span><text:span text:style-name="T48">f</text:span><text:span text:style-name="T47"><text:tab/>vl 1<text:tab/></text:span><text:span text:style-name="T52">2nd half to</text:span><text:span text:style-name="T48"> bar 22, 1st</text:span><text:span text:style-name="T47"> quarter in Ms: e″4–g″4</text:span><text:span text:style-name="T48">– </text:span><text:span text:style-name="T47">e″4</text:span><text:span text:style-name="T54"><text:line-break/>22f<text:tab/></text:span><text:span text:style-name="T57">org</text:span><text:span text:style-name="T54"><text:tab/>last quarter to bar 23, 2nd quarter:<text:line-break/><text:tab/><text:tab/>b8–c′16–d′16–e′8–e′8–e′8–g′8</text:span><text:span text:style-name="T39"><text:line-break/>22<text:tab/>T<text:tab/>1st half of bar in Ms: e′2–r4</text:span><text:span text:style-name="T40"><text:line-break/></text:span><text:span text:style-name="T58"><text:line-break/></text:span><text:span text:style-name="T40">27<text:tab/>T<text:tab/>last eighth in M</text:span><text:span text:style-name="T60">s</text:span><text:span text:style-name="T40">: c′8</text:span><text:span text:style-name="T60"><text:line-break/>30<text:tab/>vl 1<text:tab/>1st eighth in Ms: a″8</text:span><text:span text:style-name="T61"><text:line-break/>34<text:tab/></text:span><text:span text:style-name="T60">vl 1<text:tab/>1st eighth in Ms: </text:span><text:span text:style-name="T61">f′</text:span><text:span text:style-name="T60">8</text:span><text:span text:style-name="T64"><text:line-break/>35<text:tab/>org<text:tab/>6th eighth in Ms: f8</text:span><text:span text:style-name="T65"><text:line-break/>41<text:tab/>vl 2<text:tab/>2nd quarter in Ms: f′8–d″8</text:span><text:span text:style-name="T59"><text:line-break/>45<text:tab/>org<text:tab/>12th sixteenth in Ms: Bes16</text:span><text:span text:style-name="T66"><text:line-break/>49<text:tab/>vl 1<text:tab/>4th sixteenth in Ms: e′16</text:span><text:span text:style-name="T62"><text:line-break/>50<text:tab/>vl 1<text:tab/>2rd quarter in Ms: g′16–c″16–e″16–g″16</text:span><text:span text:style-name="T63"><text:line-break/>56<text:tab/>vl 1<text:tab/></text:span><text:span text:style-name="T68">6</text:span><text:span text:style-name="T63">th</text:span><text:span text:style-name="T68"> to 8th</text:span><text:span text:style-name="T63"> sixteenth in Ms: </text:span><text:span text:style-name="T68">e</text:span><text:span text:style-name="T63">″16</text:span><text:span text:style-name="T68">–</text:span><text:span text:style-name="T63">c″16</text:span><text:span text:style-name="T68">–</text:span><text:span text:style-name="T63">c″16</text:span><text:span text:style-name="T68">;<text:line-break/><text:tab/><text:tab/>14</text:span><text:span text:style-name="T63">th</text:span><text:span text:style-name="T68"> to 16th</text:span><text:span text:style-name="T63"> sixteenth in Ms: </text:span><text:span text:style-name="T68">d</text:span><text:span text:style-name="T63">″16</text:span><text:span text:style-name="T68">–b′</text:span><text:span text:style-name="T63">16</text:span><text:span text:style-name="T68">–d</text:span><text:span text:style-name="T63">″16</text:span><text:span text:style-name="T67"><text:line-break/>58<text:tab/>vl 2<text:tab/>5th eighth in Ms: f′8</text:span><text:span text:style-name="T69"><text:line-break/></text:span><text:soft-page-break/><text:span text:style-name="T69">78<text:tab/>vl 2<text:tab/></text:span><text:span text:style-name="T68">14</text:span><text:span text:style-name="T63">th</text:span><text:span text:style-name="T68"> to 16th</text:span><text:span text:style-name="T63"> sixteenth in Ms: </text:span><text:span text:style-name="T69">c</text:span><text:span text:style-name="T63">″</text:span><text:span text:style-name="T68">16–</text:span><text:span text:style-name="T69">a</text:span><text:span text:style-name="T63">′</text:span><text:span text:style-name="T68">16</text:span><text:span text:style-name="T63">–</text:span><text:span text:style-name="T69">c</text:span><text:span text:style-name="T63">″</text:span><text:span text:style-name="T16">16</text:span><text:span text:style-name="T70"><text:line-break/><text:line-break/>87<text:tab/>A<text:tab/>last half note in Ms: g′2</text:span><text:span text:style-name="T72"><text:line-break/></text:span><text:span text:style-name="T81">97<text:tab/>vl 2<text:tab/>last quarter in Ms: b′4<text:line-break/></text:span><text:span text:style-name="T72">104<text:tab/>org<text:tab/>last quarter in Ms: b8</text:span><text:span text:style-name="T73"><text:line-break/>109<text:tab/>T<text:tab/>last half note ion Ms: c′2</text:span><text:span text:style-name="T71"><text:line-break/>130<text:tab/></text:span><text:span text:style-name="T74">B, </text:span><text:span text:style-name="T71">org<text:tab/>2rd half note in Ms: F2</text:span><text:span text:style-name="T76"><text:line-break/>131<text:tab/></text:span><text:span text:style-name="T82">vl 2, </text:span><text:span text:style-name="T76">S<text:tab/></text:span><text:span text:style-name="T75">2nd half of bar in Ms: </text:span><text:span text:style-name="T78">d″2–c″4–b′</text:span><text:span text:style-name="T75"><text:line-break/>131<text:tab/>A<text:tab/></text:span><text:span text:style-name="T77">1st</text:span><text:span text:style-name="T75"> half of bar in Ms: a′1</text:span><text:span text:style-name="T79"><text:line-break/>131<text:tab/>T<text:tab/>last half note in Ms: g4–g4</text:span><text:span text:style-name="T80"><text:line-break/>131<text:tab/>org<text:tab/>last half note in Ms: B2</text:span><text:span text:style-name="T83"><text:line-break/>132<text:tab/>T<text:tab/>3rd half note in Ms: c′2</text:span><text:span text:style-name="T84"><text:line-break/><text:line-break/></text:span><text:span text:style-name="T86">151<text:tab/>S<text:tab/>last eighth in Ms: a′8<text:line-break/></text:span><text:span text:style-name="T84">174<text:tab/>org<text:tab/>1st eighth in Ms: fis′8</text:span><text:span text:style-name="T85"><text:line-break/>175<text:tab/>org<text:tab/>bar in Ms: G2</text:span><text:span text:style-name="T87"><text:line-break/><text:line-break/></text:span><text:span text:style-name="T88">189<text:tab/>S<text:tab/>2nd half note in Ms: b′2<text:line-break/></text:span><text:span text:style-name="T87">202<text:tab/>org<text:tab/>upper voice, 1st half note in Ms: c″2</text:span><text:span text:style-name="T16"><text:line-break/><text:line-break/></text:span><text:span text:style-name="T100"><text:line-break/><text:line-break/>c r e d</text:span> o</text:p>
      <text:p text:style-name="P10"/>
      <text:p text:style-name="P14"><text:span text:style-name="T1">Bar<text:tab/>Staff<text:tab/>Note</text:span><text:span text:style-name="T2"><text:line-break/></text:span><text:span text:style-name="T17"><text:line-break/><text:line-break/><text:line-break/><text:line-break/></text:span><text:span text:style-name="T101">s a n c t u s</text:span></text:p>
      <text:p text:style-name="P11"/>
      <text:p text:style-name="P15"><text:span text:style-name="T1">Bar<text:tab/>Staff<text:tab/>Note</text:span><text:span text:style-name="T2"><text:line-break/></text:span><text:span text:style-name="T18"><text:line-break/><text:line-break/></text:span><text:span text:style-name="T19"><text:line-break/></text:span><text:span text:style-name="T18"><text:line-break/></text:span><text:span text:style-name="T102">a g n u s <text:s text:c="2"/>d e i</text:span></text:p>
      <text:p text:style-name="P12"/>
      <text:p text:style-name="P15"><text:span text:style-name="T1">Bar<text:tab/>Staff<text:tab/>Note</text:span><text:span text:style-name="T2"><text:line-break/></text:span><text:span text:style-name="T13"><text:line-break/></text:span><text:span text:style-name="T19"><text:line-break/></text:span><text:span text:style-name="T14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96">wolfgang</text:span> (at) <text:span text:style-name="T95">esser-skala</text:span>.at<text:span text:style-name="T96"> or create an issue or pull request on the edition’s GitHub page (https://github.com/skafdasschaf/ galuppi-messa-concertata-BurG-A-2)</text:span>. Your help will be greatly appreciated.</text:p>
      <text:p text:style-name="P18"/>
      <text:p text:style-name="P18"/>
      <text:p text:style-name="P18"><text:span text:style-name="T10">Salzburg, </text:span><text:span text:style-name="T19">March</text:span><text:span text:style-name="T10"> 201</text:span><text:span text:style-name="T12">8</text:span><text:line-break/>Wolfgang Skala</text:p>
      <text:p text:style-name="P34"/>
      <text:p text:style-name="P31"><text:span text:style-name="T108"><text:line-break/></text:span>C O N T E N T S</text:p>
      <text:p text:style-name="P25"/>
      <text:p text:style-name="P24"/>
      <text:p text:style-name="P19"><text:span text:style-name="T104">Kyrie<text:line-break/></text:span><text:span text:style-name="T20"><text:tab/>1.0<text:tab/>Sinfonia<text:tab/>1</text:span><text:line-break/><text:span text:style-name="T20"><text:tab/>1.1<text:tab/>Kyrie I<text:tab/>5<text:line-break/><text:tab/>1.2<text:tab/>Christe<text:tab/>17<text:line-break/><text:tab/>1.3<text:tab/>Kyrie II<text:tab/>27</text:span><text:span text:style-name="T21"><text:line-break/><text:line-break/></text:span><text:span text:style-name="T105">Gloria</text:span><text:span text:style-name="T21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22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106">Credo</text:span><text:span text:style-name="T22"><text:line-break/><text:tab/>3.1<text:tab/>Credo<text:tab/>95<text:line-break/><text:tab/>3.2<text:tab/>Crucifixus<text:tab/>109<text:line-break/><text:tab/>3.3<text:tab/>Et resurrexit<text:tab/>112<text:line-break/><text:line-break/></text:span><text:span text:style-name="T106">Sanctus</text:span><text:span text:style-name="T23"><text:line-break/><text:tab/>4.1</text:span><text:span text:style-name="T24"><text:tab/></text:span><text:span text:style-name="T23">Sanctus</text:span><text:span text:style-name="T24"><text:tab/>129</text:span><text:span text:style-name="T23"><text:line-break/><text:tab/>4.2</text:span><text:span text:style-name="T24"><text:tab/></text:span><text:span text:style-name="T23">Benedictus</text:span><text:span text:style-name="T24"><text:tab/>135<text:line-break/><text:line-break/></text:span><text:span text:style-name="T107">Agnus Dei</text:span><text:span text:style-name="T24"><text:line-break/><text:tab/>5.1<text:tab/>Agnus Dei<text:tab/></text:span><text:span text:style-name="T25">141</text:span><text:span text:style-name="T24"><text:line-break/><text:tab/>5.2<text:tab/>Dona nobis<text:tab/></text:span><text:span text:style-name="T25">145</text:span>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3-29T21:36:14.159326015</dc:date>
    <dc:creator>Wolfgang Skala</dc:creator>
    <meta:editing-duration>P9DT14H6M48S</meta:editing-duration>
    <meta:editing-cycles>834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868" meta:character-count="4378" meta:non-whitespace-character-count="3498"/>
  </office:meta>
</office:document-meta>
</file>